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7d6d7" officeooo:paragraph-rsid="0007d6d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80e74" officeooo:paragraph-rsid="00080e74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8ded5" officeooo:paragraph-rsid="0008ded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8ded5" officeooo:paragraph-rsid="000bef0e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08ded5" officeooo:paragraph-rsid="000cdb1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80e74" officeooo:paragraph-rsid="00080e7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8ded5" officeooo:paragraph-rsid="0008ded5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8ded5" officeooo:paragraph-rsid="000bef0e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8ded5" officeooo:paragraph-rsid="000cdb14" style:font-weight-asian="bold" style:font-weight-complex="bold"/>
    </style:style>
    <style:style style:name="T1" style:family="text">
      <style:text-properties officeooo:rsid="0006ba44"/>
    </style:style>
    <style:style style:name="T2" style:family="text">
      <style:text-properties fo:font-weight="bold" officeooo:rsid="0006ba44" style:font-weight-asian="bold" style:font-weight-complex="bold"/>
    </style:style>
    <style:style style:name="T3" style:family="text">
      <style:text-properties fo:font-weight="bold" officeooo:rsid="001769a2" style:font-weight-asian="bold" style:font-weight-complex="bold"/>
    </style:style>
    <style:style style:name="T4" style:family="text">
      <style:text-properties officeooo:rsid="0008ded5"/>
    </style:style>
    <style:style style:name="T5" style:family="text">
      <style:text-properties officeooo:rsid="00093d16"/>
    </style:style>
    <style:style style:name="T6" style:family="text">
      <style:text-properties officeooo:rsid="000a8f20"/>
    </style:style>
    <style:style style:name="T7" style:family="text">
      <style:text-properties officeooo:rsid="000bef0e"/>
    </style:style>
    <style:style style:name="T8" style:family="text">
      <style:text-properties officeooo:rsid="001324e1"/>
    </style:style>
    <style:style style:name="T9" style:family="text">
      <style:text-properties officeooo:rsid="001769a2"/>
    </style:style>
    <style:style style:name="T10" style:family="text">
      <style:text-properties officeooo:rsid="00185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aboratory test - Monday 15.05.2017</text:span></text:p>
      <text:p text:style-name="P7"/>
      <text:p text:style-name="P2"><text:span text:style-name="T1">T</text:span>he test <text:span text:style-name="T9">is based</text:span> solely o<text:span text:style-name="T9">n</text:span> exercises done in the laboratory classes (not in homeworks, not in courses).</text:p>
      <text:p text:style-name="P2"/>
      <text:p text:style-name="P2"><text:span text:style-name="T9">The test will consists of </text:span><text:span text:style-name="T3">two exercises</text:span><text:span text:style-name="T9">, and it will last </text:span><text:span text:style-name="T3">1 hour</text:span></text:p>
      <text:p text:style-name="P2"/>
      <text:p text:style-name="P8"><text:span text:style-name="T10">Exercises</text:span> <text:span text:style-name="T10">to revise</text:span>:</text:p>
      <text:p text:style-name="P8"/>
      <text:p text:style-name="P8"><text:span text:style-name="T4">I. Entropy (Lab week 2)</text:span></text:p>
      <text:p text:style-name="P3">- <text:span text:style-name="T4">computation of entropy, efficiency, redundancy</text:span></text:p>
      <text:p text:style-name="P3">- <text:span text:style-name="T4">Extended sources (extension of order 2, 3)</text:span></text:p>
      <text:p text:style-name="P8">- <text:span text:style-name="T4">NOT sources with memory! (Lab Week 3)</text:span></text:p>
      <text:p text:style-name="P8"/>
      <text:p text:style-name="P9">II. Channels (<text:span text:style-name="T6">Lab </text:span>Weeks 4, 5, 6, 7)</text:p>
      <text:p text:style-name="P4">- Nothing</text:p>
      <text:p text:style-name="P8"/>
      <text:p text:style-name="P9">III. Source coding <text:span text:style-name="T5">(Lab Week 8, 9)</text:span></text:p>
      <text:p text:style-name="P5">- <text:span text:style-name="T7">All exercises</text:span></text:p>
      <text:p text:style-name="P10"/>
      <text:p text:style-name="P11"><text:span text:style-name="T7">IV. Error control (Lab Week 12 - this week)</text:span></text:p>
      <text:p text:style-name="P6"><text:span text:style-name="T7">- <text:s/>All exercises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Cleju</meta:initial-creator>
    <meta:creation-date>2017-05-11T19:35:57.617143434</meta:creation-date>
    <dc:date>2017-05-11T19:52:36.992614020</dc:date>
    <dc:creator>Nic Cleju</dc:creator>
    <meta:editing-duration>PT16M32S</meta:editing-duration>
    <meta:editing-cycles>19</meta:editing-cycles>
    <meta:generator>LibreOffice/4.3.3.2$Linux_x86 LibreOffice_project/430m0$Build-2</meta:generator>
    <meta:document-statistic meta:table-count="0" meta:image-count="0" meta:object-count="0" meta:page-count="1" meta:paragraph-count="14" meta:word-count="98" meta:character-count="529" meta:non-whitespace-character-count="444"/>
  </office:meta>
</office:document-meta>
</file>